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areas para finalizar:</text:p>
      <text:p text:style-name="Standard"/>
      <text:list xml:id="list1002261498260826252" text:style-name="L1">
        <text:list-item>
          <text:p text:style-name="P1">Convenciones formales</text:p>
        </text:list-item>
        <text:list-item>
          <text:p text:style-name="P1">Todo documentado.</text:p>
        </text:list-item>
        <text:list-item>
          <text:p text:style-name="P1">@author por método, clase.</text:p>
        </text:list-item>
        <text:list-item>
          <text:p text:style-name="P1">Probar algoritmo</text:p>
        </text:list-item>
        <text:list-item>
          <text:p text:style-name="P1">Actualizar repositorio remoto</text:p>
        </text:list-item>
        <text:list-item>
          <text:p text:style-name="P1">Firmar post-it y pasarlo a finalizados.</text:p>
        </text:list-item>
        <text:list-item>
          <text:p text:style-name="P1">Hacer documentación (Read0) 1 para el grup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30T14:13:51.36</meta:creation-date>
    <dc:date>2019-09-30T14:19:33.89</dc:date>
    <meta:editing-duration>PT5M43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1" meta:paragraph-count="8" meta:word-count="29" meta:character-count="214"/>
  </office:meta>
</office:document-meta>
</file>